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Trebuchet MS" svg:font-family="'Trebuchet MS'" style:font-family-generic="swiss"/>
    <style:font-face style:name="ConkyWeather" svg:font-family="ConkyWeather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744cm" table:align="left"/>
    </style:style>
    <style:style style:name="Table1.A" style:family="table-column">
      <style:table-column-properties style:column-width="0.947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1.325cm"/>
    </style:style>
    <style:style style:name="Table1.E" style:family="table-column">
      <style:table-column-properties style:column-width="1.219cm"/>
    </style:style>
    <style:style style:name="Table1.G" style:family="table-column">
      <style:table-column-properties style:column-width="1.337cm"/>
    </style:style>
    <style:style style:name="Table1.I" style:family="table-column">
      <style:table-column-properties style:column-width="1.4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size="32pt" officeooo:rsid="000c8d51" officeooo:paragraph-rsid="000c8d51" style:font-size-asian="32pt" style:font-size-complex="32pt"/>
    </style:style>
    <style:style style:name="P2" style:family="paragraph" style:parent-style-name="Table_20_Contents">
      <style:paragraph-properties fo:line-height="150%" fo:text-align="center" style:justify-single-word="false"/>
      <style:text-properties fo:font-size="32pt" officeooo:rsid="000e06fc" officeooo:paragraph-rsid="000e06fc" style:font-size-asian="32pt" style:font-size-complex="32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32pt" officeooo:paragraph-rsid="000c8d51" style:font-size-asian="32pt" style:font-size-complex="32p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ConkyWeather" fo:font-size="32pt" officeooo:rsid="000c8d51" officeooo:paragraph-rsid="000c8d51" style:font-size-asian="32pt" style:font-size-complex="3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ConkyWeather" fo:font-size="32pt" officeooo:rsid="000e06fc" officeooo:paragraph-rsid="000e06fc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B"/>
        <table:table-column table:style-name="Table1.I"/>
        <table:table-column table:style-name="Table1.B"/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2">N</text:p>
          </table:table-cell>
          <table:table-cell table:style-name="Table1.J1" office:value-type="string">
            <text:p text:style-name="P5">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2">O</text:p>
          </table:table-cell>
          <table:table-cell table:style-name="Table1.J2" office:value-type="string">
            <text:p text:style-name="P5">O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2">P</text:p>
          </table:table-cell>
          <table:table-cell table:style-name="Table1.J2" office:value-type="string">
            <text:p text:style-name="P5">P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2">q</text:p>
          </table:table-cell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2">Q</text:p>
          </table:table-cell>
          <table:table-cell table:style-name="Table1.J2" office:value-type="string">
            <text:p text:style-name="P5">Q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2">R</text:p>
          </table:table-cell>
          <table:table-cell table:style-name="Table1.J2" office:value-type="string">
            <text:p text:style-name="P5">R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2">S</text:p>
          </table:table-cell>
          <table:table-cell table:style-name="Table1.J2" office:value-type="string">
            <text:p text:style-name="P5">S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2">T</text:p>
          </table:table-cell>
          <table:table-cell table:style-name="Table1.J2" office:value-type="string">
            <text:p text:style-name="P5">T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2">U</text:p>
          </table:table-cell>
          <table:table-cell table:style-name="Table1.J2" office:value-type="string">
            <text:p text:style-name="P5">U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2">v</text:p>
          </table:table-cell>
          <table:table-cell table:style-name="Table1.A2" office:value-type="string">
            <text:p text:style-name="P5">v</text:p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2">V</text:p>
          </table:table-cell>
          <table:table-cell table:style-name="Table1.J2" office:value-type="string">
            <text:p text:style-name="P5">V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2">W</text:p>
          </table:table-cell>
          <table:table-cell table:style-name="Table1.J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X</text:p>
          </table:table-cell>
          <table:table-cell table:style-name="Table1.J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5">y</text:p>
          </table:table-cell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2">Y</text:p>
          </table:table-cell>
          <table:table-cell table:style-name="Table1.J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2">z</text:p>
          </table:table-cell>
          <table:table-cell table:style-name="Table1.A2" office:value-type="string">
            <text:p text:style-name="P5">z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2">Z</text:p>
          </table:table-cell>
          <table:table-cell table:style-name="Table1.J2" office:value-type="string">
            <text:p text:style-name="P5">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Trebuchet MS" svg:font-family="'Trebuchet MS'" style:font-family-generic="swiss"/>
    <style:font-face style:name="ConkyWeather" svg:font-family="ConkyWeather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l" fo:country="G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Ginis</meta:initial-creator>
    <meta:creation-date>2013-05-14T13:02:50</meta:creation-date>
    <dc:date>2013-05-14T13:34:00</dc:date>
    <dc:creator>John Ginis</dc:creator>
    <meta:editing-duration>PT14M35S</meta:editing-duration>
    <meta:editing-cycles>6</meta:editing-cycles>
    <meta:generator>LibreOffice/4.0.2.2$Linux_X86_64 LibreOffice_project/400m0$Build-2</meta:generator>
    <meta:document-statistic meta:table-count="1" meta:image-count="0" meta:object-count="0" meta:page-count="1" meta:paragraph-count="124" meta:word-count="124" meta:character-count="124" meta:non-whitespace-character-count="124"/>
  </office:meta>
</office:document-meta>
</file>